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3.57cm" style:rel-column-width="13778*"/>
    </style:style>
    <style:style style:name="Tabella33.B" style:family="table-column">
      <style:table-column-properties style:column-width="13.411cm" style:rel-column-width="51757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11pt" fo:font-style="italic" officeooo:paragraph-rsid="000095ce" style:font-size-asian="11pt" style:font-style-asian="italic" style:font-size-complex="11pt" style:font-style-complex="italic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0095ce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officeooo:paragraph-rsid="000095ce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095ce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Arial" fo:font-size="11pt" fo:font-style="italic" officeooo:paragraph-rsid="000095ce" style:font-size-asian="11pt" style:font-style-asian="italic" style:font-size-complex="11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Arial" fo:font-size="11pt" officeooo:paragraph-rsid="000095ce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0095ce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officeooo:paragraph-rsid="000095ce" style:font-size-asian="11pt" style:font-size-complex="11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Cancella Autore</text:p>
            <text:p text:style-name="P2"/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Iniziato da: Addetto ai servizi bibliotecnici oppure Addetto agli ordini oppure da Amministratore</text:p>
          </table:table-cell>
        </table:table-row>
        <table:table-row table:style-name="Tabella33.2">
          <table:table-cell table:style-name="Tabella33.A2" office:value-type="string">
            <text:p text:style-name="P5">Entry condition</text:p>
          </table:table-cell>
          <table:table-cell table:style-name="Tabella33.B2" office:value-type="string">
            <text:p text:style-name="P6">L'utente accede al sistema e viene riconosciuto come Addetto ai servizi al pubblico oppure Addetto agli ordini oppure Amministratore.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4">1. Accede alla sezione di gestione degli Autori.</text:p>
            <text:p text:style-name="P4"/>
            <text:p text:style-name="P4">2. Effettua la ricerca dell'autore desiderato (include <text:span text:style-name="T1">Ricerca Autore</text:span>).</text:p>
            <text:p text:style-name="P4"/>
            <text:p text:style-name="P4">3. Sottomette la richiesta di cancellazione al sistema.</text:p>
            <text:p text:style-name="P4"><text:s text:c="6"/>4. Il sistema visualizza un messaggio di conferma cancellazione.</text:p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L'Addetto ai servizi bibliotecnici (OR Addetto agli ordini OR Amministratore) ha confermato l'operazione e il sistema ha aggiornato i dati OR </text:p>
            <text:p text:style-name="P3">L'Addetto ai servizi bibliotecnici (OR Addetto agli ordini OR Amministratore) ha annullato l'operazione e il sistema non ha aggiornato i dati.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8"><text:span text:style-name="T3">Nel caso di un errore utente, il sistema mostra all’utente un </text:span><text:span text:style-name="T4">messaggio di errore che indica l'errore verificatosi 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L'Addetto ai servizi bibliotecnici oppure Addetto agli ordini oppure Amministratore deve poter cancellare un autore in archivio in meno di 10 secondi.</text:p>
          </table:table-cell>
        </table:table-row>
      </table:table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14:53.90</meta:creation-date>
    <dc:date>2012-10-18T17:27:54.43</dc:date>
    <meta:editing-duration>P0D</meta:editing-duration>
    <meta:editing-cycles>1</meta:editing-cycles>
    <meta:document-statistic meta:table-count="1" meta:image-count="0" meta:object-count="0" meta:page-count="1" meta:paragraph-count="19" meta:word-count="167" meta:character-count="1162" meta:non-whitespace-character-count="1004"/>
    <meta:generator>LibreOffice/3.6$Windows_x86 LibreOffice_project/da8c1e6-fd468f4-454e206-f42a4a9-143cfd</meta:generator>
  </office:meta>
</office:document-meta>
</file>